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f4d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f4d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f4d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f4d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f4d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f4d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f4d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f4d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f4d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f4d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f4d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f4d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f4d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f4d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f4d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f4d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f4d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hristian Alejandro  Bravo Españ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3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408252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é Jesús España Guer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7884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2.1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0" meta:non-whitespace-character-count="1001"/>
    <meta:template xlink:type="simple" xlink:actuate="onRequest" xlink:title="Normal" xlink:href=""/>
  </office:meta>
</office:document-meta>
</file>